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dor (20514528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ez (20485992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shington (20504641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on (20545073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llogg (20543785)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0:12:35.606637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14T13:58:59.102729867</dc:date>
    <meta:editing-duration>PT2H50M55S</meta:editing-duration>
    <meta:editing-cycles>40</meta:editing-cycles>
    <meta:generator>LibreOffice/5.1.6.2$Linux_X86_64 LibreOffice_project/10m0$Build-2</meta:generator>
    <meta:document-statistic meta:table-count="1" meta:cell-count="62" meta:object-count="0"/>
  </office:meta>
</office:document-meta>
</file>